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T1" style:family="text">
      <style:text-properties style:font-name="arial" fo:font-size="9pt" fo:font-style="normal" fo:font-weight="normal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 Source Power Supply</text:p>
      <text:p text:style-name="P4"/>
      <text:p text:style-name="P4">Technical Requirement Specification</text:p>
      <text:p text:style-name="P4"/>
      <text:p text:style-name="P4"/>
      <text:p text:style-name="P5"><text:span text:style-name="T2"/></text:p>
      <text:p text:style-name="P1">Use of a Laptop / readily available Power Suppl</text:p>
      <text:p text:style-name="P1">Variable output voltage and current limit</text:p>
      <text:p text:style-name="P2"><text:span text:style-name="T4">Low BoM Cost – use of CoTs enclosure</text:span></text:p>
      <text:p text:style-name="P2"><text:span text:style-name="T3"> </text:span><text:span text:style-name="T4">USB Type C – if we have time, it would be good to put this support 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6T23:07:29.09</meta:creation-date>
    <dc:date>2016-06-16T23:11:26.13</dc:date>
    <meta:editing-duration>PT4M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6" meta:word-count="47" meta:character-count="253"/>
  </office:meta>
</office:document-meta>
</file>